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 fo:font-size="22pt" style:font-size-asian="22pt" style:font-size-complex="22pt"/>
    </style:style>
    <style:style style:name="P4" style:family="paragraph">
      <style:paragraph-properties fo:text-align="center"/>
      <style:text-properties fo:color="#ff950e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9.007cm" svg:y="3.25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0.507cm" svg:y="3.25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3.507cm" svg:y="3.25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5.007cm" svg:y="3.25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9.507cm" svg:y="3.25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5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6" draw:layer="layout" svg:width="0.896cm" svg:height="1.168cm" svg:x="9.383cm" svg:y="2.246cm">
          <draw:text-box>
            <text:p><text:span text:style-name="T5">2</text:span></text:p>
          </draw:text-box>
        </draw:frame>
        <draw:frame draw:style-name="gr2" draw:text-style-name="P6" draw:layer="layout" svg:width="0.896cm" svg:height="1.168cm" svg:x="10.783cm" svg:y="2.246cm">
          <draw:text-box>
            <text:p><text:span text:style-name="T5">3</text:span></text:p>
          </draw:text-box>
        </draw:frame>
        <draw:frame draw:style-name="gr2" draw:text-style-name="P5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6" draw:layer="layout" svg:width="0.896cm" svg:height="1.168cm" svg:x="13.783cm" svg:y="2.246cm">
          <draw:text-box>
            <text:p><text:span text:style-name="T5">5</text:span></text:p>
          </draw:text-box>
        </draw:frame>
        <draw:frame draw:style-name="gr2" draw:text-style-name="P6" draw:layer="layout" svg:width="0.896cm" svg:height="1.168cm" svg:x="15.283cm" svg:y="2.246cm">
          <draw:text-box>
            <text:p><text:span text:style-name="T5">6</text:span></text:p>
          </draw:text-box>
        </draw:frame>
        <draw:frame draw:style-name="gr2" draw:text-style-name="P5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5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6" draw:layer="layout" svg:width="0.896cm" svg:height="1.168cm" svg:x="19.683cm" svg:y="2.246cm">
          <draw:text-box>
            <text:p><text:span text:style-name="T5">9</text:span></text:p>
          </draw:text-box>
        </draw:frame>
        <draw:custom-shape draw:style-name="gr3" draw:text-style-name="P7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1.588cm" svg:height="1.402cm" svg:x="11.353cm" svg:y="8.5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" draw:id="id2" draw:layer="layout" svg:width="1.588cm" svg:height="1.402cm" svg:x="10.254cm" svg:y="10.9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1.588cm" svg:height="1.402cm" svg:x="12.454cm" svg:y="10.9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4" draw:id="id4" draw:layer="layout" svg:width="1.588cm" svg:height="1.402cm" svg:x="10.255cm" svg:y="13.5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8" draw:layer="layout" svg:width="15.637cm" svg:height="1.204cm" svg:x="9.711cm" svg:y="17.07cm">
          <draw:text-box>
            <text:p><text:span text:style-name="T6">connected(3, 5) = false, because </text:span><text:span text:style-name="T7">≠</text:span><text:span text:style-name="T6"> roo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59:44.614197102</dc:date>
    <dc:creator>elucterio </dc:creator>
    <meta:editing-duration>PT19M30S</meta:editing-duration>
    <meta:editing-cycles>14</meta:editing-cycles>
    <meta:generator>LibreOffice/4.2.8.2$Linux_X86_64 LibreOffice_project/420m0$Build-2</meta:generator>
    <meta:document-statistic meta:object-count="35"/>
  </office:meta>
</office:document-meta>
</file>